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Metho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Method.getResourc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Method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Method.get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Method.validate( ProblemReporter problem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ationMethod.ConfigurationMethod( MethodMetadata metadata , ConfigurationClass configur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